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rsid="001acaba" officeooo:paragraph-rsid="001acaba"/>
    </style:style>
    <style:style style:name="P3" style:family="paragraph" style:parent-style-name="Text_20_body">
      <style:paragraph-properties fo:text-align="center" style:justify-single-word="false"/>
      <style:text-properties fo:font-weight="bold" officeooo:paragraph-rsid="001acaba" style:font-weight-asian="bold" style:font-weight-complex="bold"/>
    </style:style>
    <style:style style:name="P4" style:family="paragraph" style:parent-style-name="Text_20_body">
      <style:paragraph-properties fo:text-align="center" style:justify-single-word="false"/>
    </style:style>
    <style:style style:name="T1" style:family="text">
      <style:text-properties officeooo:rsid="001acaba"/>
    </style:style>
    <style:style style:name="T2" style:family="text">
      <style:text-properties officeooo:rsid="001cb4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oin und </text:span>willkommen </text:p>
      <text:p text:style-name="P3">zu <text:span text:style-name="T1">unserem </text:span>ersten virtuellen <text:span text:style-name="T1">Salon zur Begrüßung des chinesischen Jahres des Büffels</text:span>!</text:p>
      <text:p text:style-name="P4"> </text:p>
      <text:p text:style-name="P4">Da Ihr es bis hier geschafft habt, ist die erste Hürde für Eure Teilnahme schon erfolgreich genommen.</text:p>
      <text:p text:style-name="P4"> </text:p>
      <text:p text:style-name="P4">Hier sind noch ein paar nützliche Hinweise, falls Ihr noch keine Erfahrungen mit Workadventu.re habt, also der Plattform, auf der Ihr Euch befindet (für alle Informationen müsst Ihr bitte diesen Text nach unten scrollen): </text:p>
      <text:p text:style-name="P4"> </text:p>
      <text:p text:style-name="P4">Diese virtuelle Welt funktioniert am flüssigsten mit dem Chrome (Chromium) – Browser.</text:p>
      <text:p text:style-name="P4">Bei der Verwendung von Firefox kommt es manchmal zu Problemen mit der WebCam.</text:p>
      <text:p text:style-name="P4"> </text:p>
      <text:p text:style-name="P4">Ihr müsst dem Browser erlauben auf Eurer Mikrofon und die Kamera zuzugreifen.</text:p>
      <text:p text:style-name="P4"> </text:p>
      <text:p text:style-name="P4">Wenn Ihr Euch unten rechts im Browser selbst seht, dann funktioniert Eure Kamera erfolgreich.</text:p>
      <text:p text:style-name="P4"> </text:p>
      <text:p text:style-name="P4">Bitte verwendet Euren richtigen Namen, damit jeder weiß, wer Ihr seid. Den Namen könnt Ihr ändern, indem Ihr oben im Browerfenster auf das „Burger-Symbol“ (3-Striche) klickt und dann „Edit Name“ anklickt.</text:p>
      <text:p text:style-name="P4"> </text:p>
      <text:p text:style-name="P4">In der virtuellen Welt bewegt man sich, d.h. seinen Avatar, mit den Pfeiltasten der Tastatur. Wenn Du jemandem begegnest und Dich ihm näherst, werden die WebCams gegenseitig eingeblendet und man kann miteinander sprechen. <text:span text:style-name="T2">Maximal 4 Personen können beieinander stehen.</text:span></text:p>
      <text:p text:style-name="P4"> </text:p>
      <text:p text:style-name="P4">Darüber hinaus gibt es in der virtuellen Welt Meetingräume. Hier können sich mehrere Personen zusammenfinden. Meetingräume befinden sich an den 3 Tischen <text:span text:style-name="T2">in der Karte</text:span>. Anders als bei dem direkten Treffen einer Person wird ein Meetingraum von rechts in das Browser-Fenster eingeblendet. (An dieser Stelle bitte etwas Geduld haben, denn abhängig vom Browser und Rechner, kann es einen Moment dauern, bis sich das Fenster öffnet).</text:p>
      <text:p text:style-name="P4"> </text:p>
      <text:p text:style-name="P4">Begebe Dich jetzt durch das Gartentor auf die rote Blume und los geht’s wie bei Alice im Wunderland!</text:p>
      <text:p text:style-name="P4"> </text:p>
      <text:p text:style-name="P4">Bis gleich und viel Spaß,</text:p>
      <text:p text:style-name="P2"><text:soft-page-break/>Katharina und Volker</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9:18:38.278002049</meta:creation-date>
    <dc:date>2021-02-22T20:19:58.096777767</dc:date>
    <meta:editing-duration>P1DT22M59S</meta:editing-duration>
    <meta:editing-cycles>2</meta:editing-cycles>
    <meta:generator>LibreOffice/6.4.6.2$Linux_X86_64 LibreOffice_project/40$Build-2</meta:generator>
    <meta:document-statistic meta:table-count="0" meta:image-count="0" meta:object-count="0" meta:page-count="2" meta:paragraph-count="24" meta:word-count="277" meta:character-count="1813" meta:non-whitespace-character-count="1537"/>
  </office:meta>
</office:document-meta>
</file>